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8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46in"/>
    </style:style>
    <style:style style:name="co8" style:family="table-column">
      <style:table-column-properties fo:break-before="auto" style:column-width="0.7283in"/>
    </style:style>
    <style:style style:name="co9" style:family="table-column">
      <style:table-column-properties fo:break-before="auto" style:column-width="0.886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6429in"/>
    </style:style>
    <style:style style:name="co12" style:family="table-column">
      <style:table-column-properties fo:break-before="auto" style:column-width="0.8in"/>
    </style:style>
    <style:style style:name="co13" style:family="table-column">
      <style:table-column-properties fo:break-before="auto" style:column-width="0.9862in"/>
    </style:style>
    <style:style style:name="co14" style:family="table-column">
      <style:table-column-properties fo:break-before="auto" style:column-width="1.1008in"/>
    </style:style>
    <style:style style:name="co15" style:family="table-column">
      <style:table-column-properties fo:break-before="auto" style:column-width="1.3437in"/>
    </style:style>
    <style:style style:name="co16" style:family="table-column">
      <style:table-column-properties fo:break-before="auto" style:column-width="0.8146in"/>
    </style:style>
    <style:style style:name="co17" style:family="table-column">
      <style:table-column-properties fo:break-before="auto" style:column-width="1.2862in"/>
    </style:style>
    <style:style style:name="co18" style:family="table-column">
      <style:table-column-properties fo:break-before="auto" style:column-width="0.8929in"/>
    </style:style>
    <style:style style:name="co19" style:family="table-column">
      <style:table-column-properties fo:break-before="auto" style:column-width="0.5283in"/>
    </style:style>
    <style:style style:name="co20" style:family="table-column">
      <style:table-column-properties fo:break-before="auto" style:column-width="1.0575in"/>
    </style:style>
    <style:style style:name="co21" style:family="table-column">
      <style:table-column-properties fo:break-before="auto" style:column-width="1.3008in"/>
    </style:style>
    <style:style style:name="co22" style:family="table-column">
      <style:table-column-properties fo:break-before="auto" style:column-width="1.3146in"/>
    </style:style>
    <style:style style:name="co23" style:family="table-column">
      <style:table-column-properties fo:break-before="auto" style:column-width="0.5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run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6 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7.2" calcext:value-type="float">
            <text:p>4847.2</text:p>
          </table:table-cell>
          <table:table-cell office:value-type="float" office:value="2294.287" calcext:value-type="float">
            <text:p>2294.287</text:p>
          </table:table-cell>
          <table:table-cell office:value-type="float" office:value="1761.114" calcext:value-type="float">
            <text:p>1761.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965.731" calcext:value-type="float">
            <text:p>1965.731</text:p>
          </table:table-cell>
          <table:table-cell office:value-type="float" office:value="1643.715" calcext:value-type="float">
            <text:p>1643.7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869.236" calcext:value-type="float">
            <text:p>1869.236</text:p>
          </table:table-cell>
          <table:table-cell office:value-type="float" office:value="1589.812" calcext:value-type="float">
            <text:p>1589.8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47" calcext:value-type="float">
            <text:p>4847</text:p>
          </table:table-cell>
          <table:table-cell office:value-type="float" office:value="1813.789" calcext:value-type="float">
            <text:p>1813.789</text:p>
          </table:table-cell>
          <table:table-cell office:value-type="float" office:value="1556.586" calcext:value-type="float">
            <text:p>1556.5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47.3" calcext:value-type="float">
            <text:p>4847.3</text:p>
          </table:table-cell>
          <table:table-cell office:value-type="float" office:value="1771.325" calcext:value-type="float">
            <text:p>1771.325</text:p>
          </table:table-cell>
          <table:table-cell office:value-type="float" office:value="1548.562" calcext:value-type="float">
            <text:p>1548.5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737.349" calcext:value-type="float">
            <text:p>1737.349</text:p>
          </table:table-cell>
          <table:table-cell office:value-type="float" office:value="1503.187" calcext:value-type="float">
            <text:p>1503.1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47" calcext:value-type="float">
            <text:p>4847</text:p>
          </table:table-cell>
          <table:table-cell office:value-type="float" office:value="1709.734" calcext:value-type="float">
            <text:p>1709.734</text:p>
          </table:table-cell>
          <table:table-cell office:value-type="float" office:value="1478.042" calcext:value-type="float">
            <text:p>1478.0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87.484" calcext:value-type="float">
            <text:p>1687.484</text:p>
          </table:table-cell>
          <table:table-cell office:value-type="float" office:value="1473.653" calcext:value-type="float">
            <text:p>1473.6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1505.44" calcext:value-type="float">
            <text:p>1505.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6.8" calcext:value-type="float">
            <text:p>4846.8</text:p>
          </table:table-cell>
          <table:table-cell office:value-type="float" office:value="1653.391" calcext:value-type="float">
            <text:p>1653.391</text:p>
          </table:table-cell>
          <table:table-cell office:value-type="float" office:value="1446.04" calcext:value-type="float">
            <text:p>1446.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30.596" calcext:value-type="float">
            <text:p>1630.596</text:p>
          </table:table-cell>
          <table:table-cell office:value-type="float" office:value="1417.77" calcext:value-type="float">
            <text:p>1417.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46.9" calcext:value-type="float">
            <text:p>4846.9</text:p>
          </table:table-cell>
          <table:table-cell office:value-type="float" office:value="1615.773" calcext:value-type="float">
            <text:p>1615.773</text:p>
          </table:table-cell>
          <table:table-cell office:value-type="float" office:value="1426.591" calcext:value-type="float">
            <text:p>1426.5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02.556" calcext:value-type="float">
            <text:p>1602.556</text:p>
          </table:table-cell>
          <table:table-cell office:value-type="float" office:value="1404.555" calcext:value-type="float">
            <text:p>1404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91.189" calcext:value-type="float">
            <text:p>1591.189</text:p>
          </table:table-cell>
          <table:table-cell office:value-type="float" office:value="1396.546" calcext:value-type="float">
            <text:p>1396.5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79.129" calcext:value-type="float">
            <text:p>1579.129</text:p>
          </table:table-cell>
          <table:table-cell office:value-type="float" office:value="1385.641" calcext:value-type="float">
            <text:p>1385.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69.546" calcext:value-type="float">
            <text:p>1569.546</text:p>
          </table:table-cell>
          <table:table-cell office:value-type="float" office:value="1388.314" calcext:value-type="float">
            <text:p>1388.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59.63" calcext:value-type="float">
            <text:p>1559.63</text:p>
          </table:table-cell>
          <table:table-cell office:value-type="float" office:value="1375.495" calcext:value-type="float">
            <text:p>1375.4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549.773" calcext:value-type="float">
            <text:p>1549.773</text:p>
          </table:table-cell>
          <table:table-cell office:value-type="float" office:value="1396.663" calcext:value-type="float">
            <text:p>1396.6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47.3" calcext:value-type="float">
            <text:p>4847.3</text:p>
          </table:table-cell>
          <table:table-cell office:value-type="float" office:value="1544.253" calcext:value-type="float">
            <text:p>1544.253</text:p>
          </table:table-cell>
          <table:table-cell office:value-type="float" office:value="1359.82" calcext:value-type="float">
            <text:p>1359.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34.159" calcext:value-type="float">
            <text:p>1534.159</text:p>
          </table:table-cell>
          <table:table-cell office:value-type="float" office:value="1367.038" calcext:value-type="float">
            <text:p>1367.0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27.533" calcext:value-type="float">
            <text:p>1527.533</text:p>
          </table:table-cell>
          <table:table-cell office:value-type="float" office:value="1353.491" calcext:value-type="float">
            <text:p>1353.4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7" calcext:value-type="float">
            <text:p>4847</text:p>
          </table:table-cell>
          <table:table-cell office:value-type="float" office:value="1519.617" calcext:value-type="float">
            <text:p>1519.617</text:p>
          </table:table-cell>
          <table:table-cell office:value-type="float" office:value="1350.866" calcext:value-type="float">
            <text:p>1350.8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13.211" calcext:value-type="float">
            <text:p>1513.211</text:p>
          </table:table-cell>
          <table:table-cell office:value-type="float" office:value="1338.646" calcext:value-type="float">
            <text:p>1338.6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47" calcext:value-type="float">
            <text:p>4847</text:p>
          </table:table-cell>
          <table:table-cell office:value-type="float" office:value="1506.711" calcext:value-type="float">
            <text:p>1506.711</text:p>
          </table:table-cell>
          <table:table-cell office:value-type="float" office:value="1341.09" calcext:value-type="float">
            <text:p>1341.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47" calcext:value-type="float">
            <text:p>4847</text:p>
          </table:table-cell>
          <table:table-cell office:value-type="float" office:value="1502.428" calcext:value-type="float">
            <text:p>1502.428</text:p>
          </table:table-cell>
          <table:table-cell office:value-type="float" office:value="1341.763" calcext:value-type="float">
            <text:p>1341.7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97.354" calcext:value-type="float">
            <text:p>1497.354</text:p>
          </table:table-cell>
          <table:table-cell office:value-type="float" office:value="1340.744" calcext:value-type="float">
            <text:p>1340.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91.535" calcext:value-type="float">
            <text:p>1491.535</text:p>
          </table:table-cell>
          <table:table-cell office:value-type="float" office:value="1339.578" calcext:value-type="float">
            <text:p>1339.5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87.125" calcext:value-type="float">
            <text:p>1487.125</text:p>
          </table:table-cell>
          <table:table-cell office:value-type="float" office:value="1332.008" calcext:value-type="float">
            <text:p>1332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80.851" calcext:value-type="float">
            <text:p>1480.851</text:p>
          </table:table-cell>
          <table:table-cell office:value-type="float" office:value="1330.79" calcext:value-type="float">
            <text:p>1330.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75.595" calcext:value-type="float">
            <text:p>1475.595</text:p>
          </table:table-cell>
          <table:table-cell office:value-type="float" office:value="1332.402" calcext:value-type="float">
            <text:p>1332.4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47" calcext:value-type="float">
            <text:p>4847</text:p>
          </table:table-cell>
          <table:table-cell office:value-type="float" office:value="1471.05" calcext:value-type="float">
            <text:p>1471.05</text:p>
          </table:table-cell>
          <table:table-cell office:value-type="float" office:value="1330.283" calcext:value-type="float">
            <text:p>1330.2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70.802" calcext:value-type="float">
            <text:p>1470.802</text:p>
          </table:table-cell>
          <table:table-cell office:value-type="float" office:value="1322.074" calcext:value-type="float">
            <text:p>1322.0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47" calcext:value-type="float">
            <text:p>4847</text:p>
          </table:table-cell>
          <table:table-cell office:value-type="float" office:value="1462.868" calcext:value-type="float">
            <text:p>1462.868</text:p>
          </table:table-cell>
          <table:table-cell office:value-type="float" office:value="1314.791" calcext:value-type="float">
            <text:p>1314.7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60.163" calcext:value-type="float">
            <text:p>1460.163</text:p>
          </table:table-cell>
          <table:table-cell office:value-type="float" office:value="1320.369" calcext:value-type="float">
            <text:p>1320.3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318.04" calcext:value-type="float">
            <text:p>1318.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52.28" calcext:value-type="float">
            <text:p>1452.28</text:p>
          </table:table-cell>
          <table:table-cell office:value-type="float" office:value="1311.351" calcext:value-type="float">
            <text:p>1311.3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47.753" calcext:value-type="float">
            <text:p>1447.753</text:p>
          </table:table-cell>
          <table:table-cell office:value-type="float" office:value="1314.56" calcext:value-type="float">
            <text:p>1314.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44.119" calcext:value-type="float">
            <text:p>1444.119</text:p>
          </table:table-cell>
          <table:table-cell office:value-type="float" office:value="1311.252" calcext:value-type="float">
            <text:p>1311.2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40.778" calcext:value-type="float">
            <text:p>1440.778</text:p>
          </table:table-cell>
          <table:table-cell office:value-type="float" office:value="1309.435" calcext:value-type="float">
            <text:p>1309.4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7.929" calcext:value-type="float">
            <text:p>1437.929</text:p>
          </table:table-cell>
          <table:table-cell office:value-type="float" office:value="1309.556" calcext:value-type="float">
            <text:p>1309.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36.452" calcext:value-type="float">
            <text:p>1436.452</text:p>
          </table:table-cell>
          <table:table-cell office:value-type="float" office:value="1312.667" calcext:value-type="float">
            <text:p>1312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2.883" calcext:value-type="float">
            <text:p>1432.883</text:p>
          </table:table-cell>
          <table:table-cell office:value-type="float" office:value="1302.682" calcext:value-type="float">
            <text:p>1302.6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27.809" calcext:value-type="float">
            <text:p>1427.809</text:p>
          </table:table-cell>
          <table:table-cell office:value-type="float" office:value="1307.55" calcext:value-type="float">
            <text:p>1307.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6.315" calcext:value-type="float">
            <text:p>1426.315</text:p>
          </table:table-cell>
          <table:table-cell office:value-type="float" office:value="1305.022" calcext:value-type="float">
            <text:p>1305.0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3.128" calcext:value-type="float">
            <text:p>1423.128</text:p>
          </table:table-cell>
          <table:table-cell office:value-type="float" office:value="1301.971" calcext:value-type="float">
            <text:p>1301.9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20.569" calcext:value-type="float">
            <text:p>1420.569</text:p>
          </table:table-cell>
          <table:table-cell office:value-type="float" office:value="1302.791" calcext:value-type="float">
            <text:p>1302.7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298.454" calcext:value-type="float">
            <text:p>1298.4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13.647" calcext:value-type="float">
            <text:p>1413.647</text:p>
          </table:table-cell>
          <table:table-cell office:value-type="float" office:value="1294.347" calcext:value-type="float">
            <text:p>1294.3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47" calcext:value-type="float">
            <text:p>4847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1302.446" calcext:value-type="float">
            <text:p>1302.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1294.544" calcext:value-type="float">
            <text:p>1294.5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05.555" calcext:value-type="float">
            <text:p>1405.555</text:p>
          </table:table-cell>
          <table:table-cell office:value-type="float" office:value="1297.686" calcext:value-type="float">
            <text:p>1297.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6.719" calcext:value-type="float">
            <text:p>1406.719</text:p>
          </table:table-cell>
          <table:table-cell office:value-type="float" office:value="1302.157" calcext:value-type="float">
            <text:p>1302.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290.958" calcext:value-type="float">
            <text:p>1290.9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287.221" calcext:value-type="float">
            <text:p>1287.2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8.537" calcext:value-type="float">
            <text:p>1398.537</text:p>
          </table:table-cell>
          <table:table-cell office:value-type="float" office:value="1299.44" calcext:value-type="float">
            <text:p>1299.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6.916" calcext:value-type="float">
            <text:p>1396.916</text:p>
          </table:table-cell>
          <table:table-cell office:value-type="float" office:value="1293.05" calcext:value-type="float">
            <text:p>1293.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93.173" calcext:value-type="float">
            <text:p>1393.173</text:p>
          </table:table-cell>
          <table:table-cell office:value-type="float" office:value="1290.556" calcext:value-type="float">
            <text:p>1290.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47" calcext:value-type="float">
            <text:p>4847</text:p>
          </table:table-cell>
          <table:table-cell office:value-type="float" office:value="1390.776" calcext:value-type="float">
            <text:p>1390.776</text:p>
          </table:table-cell>
          <table:table-cell office:value-type="float" office:value="1295.485" calcext:value-type="float">
            <text:p>1295.4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9.525" calcext:value-type="float">
            <text:p>1389.525</text:p>
          </table:table-cell>
          <table:table-cell office:value-type="float" office:value="1290.886" calcext:value-type="float">
            <text:p>1290.8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87.495" calcext:value-type="float">
            <text:p>1387.495</text:p>
          </table:table-cell>
          <table:table-cell office:value-type="float" office:value="1290.729" calcext:value-type="float">
            <text:p>1290.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6.998" calcext:value-type="float">
            <text:p>1386.998</text:p>
          </table:table-cell>
          <table:table-cell office:value-type="float" office:value="1286.594" calcext:value-type="float">
            <text:p>1286.5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84.142" calcext:value-type="float">
            <text:p>1384.142</text:p>
          </table:table-cell>
          <table:table-cell office:value-type="float" office:value="1287.835" calcext:value-type="float">
            <text:p>1287.8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80.594" calcext:value-type="float">
            <text:p>1380.594</text:p>
          </table:table-cell>
          <table:table-cell office:value-type="float" office:value="1294.225" calcext:value-type="float">
            <text:p>1294.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9.837" calcext:value-type="float">
            <text:p>1379.837</text:p>
          </table:table-cell>
          <table:table-cell office:value-type="float" office:value="1285.928" calcext:value-type="float">
            <text:p>1285.9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7.573" calcext:value-type="float">
            <text:p>1377.573</text:p>
          </table:table-cell>
          <table:table-cell office:value-type="float" office:value="1290.857" calcext:value-type="float">
            <text:p>1290.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292.012" calcext:value-type="float">
            <text:p>1292.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4.104" calcext:value-type="float">
            <text:p>1374.104</text:p>
          </table:table-cell>
          <table:table-cell office:value-type="float" office:value="1289.588" calcext:value-type="float">
            <text:p>1289.5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47" calcext:value-type="float">
            <text:p>4847</text:p>
          </table:table-cell>
          <table:table-cell office:value-type="float" office:value="1372.345" calcext:value-type="float">
            <text:p>1372.345</text:p>
          </table:table-cell>
          <table:table-cell office:value-type="float" office:value="1284.382" calcext:value-type="float">
            <text:p>1284.3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847" calcext:value-type="float">
            <text:p>4847</text:p>
          </table:table-cell>
          <table:table-cell office:value-type="float" office:value="1371.961" calcext:value-type="float">
            <text:p>1371.961</text:p>
          </table:table-cell>
          <table:table-cell office:value-type="float" office:value="1288.336" calcext:value-type="float">
            <text:p>1288.3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0.101" calcext:value-type="float">
            <text:p>1370.101</text:p>
          </table:table-cell>
          <table:table-cell office:value-type="float" office:value="1279.423" calcext:value-type="float">
            <text:p>1279.4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67.091" calcext:value-type="float">
            <text:p>1367.091</text:p>
          </table:table-cell>
          <table:table-cell office:value-type="float" office:value="1281.451" calcext:value-type="float">
            <text:p>1281.4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5.141" calcext:value-type="float">
            <text:p>1365.141</text:p>
          </table:table-cell>
          <table:table-cell office:value-type="float" office:value="1285.311" calcext:value-type="float">
            <text:p>1285.3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47" calcext:value-type="float">
            <text:p>4847</text:p>
          </table:table-cell>
          <table:table-cell office:value-type="float" office:value="1362.827" calcext:value-type="float">
            <text:p>1362.827</text:p>
          </table:table-cell>
          <table:table-cell office:value-type="float" office:value="1284.039" calcext:value-type="float">
            <text:p>1284.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3.077" calcext:value-type="float">
            <text:p>1363.077</text:p>
          </table:table-cell>
          <table:table-cell office:value-type="float" office:value="1297.496" calcext:value-type="float">
            <text:p>1297.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46.7" calcext:value-type="float">
            <text:p>4846.7</text:p>
          </table:table-cell>
          <table:table-cell office:value-type="float" office:value="1361.848" calcext:value-type="float">
            <text:p>1361.848</text:p>
          </table:table-cell>
          <table:table-cell office:value-type="float" office:value="1278.555" calcext:value-type="float">
            <text:p>1278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8.241" calcext:value-type="float">
            <text:p>1358.241</text:p>
          </table:table-cell>
          <table:table-cell office:value-type="float" office:value="1284.961" calcext:value-type="float">
            <text:p>1284.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5.935" calcext:value-type="float">
            <text:p>1355.935</text:p>
          </table:table-cell>
          <table:table-cell office:value-type="float" office:value="1287.762" calcext:value-type="float">
            <text:p>1287.7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5.73" calcext:value-type="float">
            <text:p>1355.73</text:p>
          </table:table-cell>
          <table:table-cell office:value-type="float" office:value="1283.486" calcext:value-type="float">
            <text:p>1283.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3.866" calcext:value-type="float">
            <text:p>1353.866</text:p>
          </table:table-cell>
          <table:table-cell office:value-type="float" office:value="1282.065" calcext:value-type="float">
            <text:p>1282.0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1.511" calcext:value-type="float">
            <text:p>1351.511</text:p>
          </table:table-cell>
          <table:table-cell office:value-type="float" office:value="1280.071" calcext:value-type="float">
            <text:p>1280.0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1284.799" calcext:value-type="float">
            <text:p>1284.7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47" calcext:value-type="float">
            <text:p>4847</text:p>
          </table:table-cell>
          <table:table-cell office:value-type="float" office:value="1349.442" calcext:value-type="float">
            <text:p>1349.442</text:p>
          </table:table-cell>
          <table:table-cell office:value-type="float" office:value="1285.848" calcext:value-type="float">
            <text:p>1285.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47" calcext:value-type="float">
            <text:p>4847</text:p>
          </table:table-cell>
          <table:table-cell office:value-type="float" office:value="1348.745" calcext:value-type="float">
            <text:p>1348.745</text:p>
          </table:table-cell>
          <table:table-cell office:value-type="float" office:value="1280.064" calcext:value-type="float">
            <text:p>1280.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7.242" calcext:value-type="float">
            <text:p>1347.242</text:p>
          </table:table-cell>
          <table:table-cell office:value-type="float" office:value="1279.321" calcext:value-type="float">
            <text:p>1279.3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44.725" calcext:value-type="float">
            <text:p>1344.725</text:p>
          </table:table-cell>
          <table:table-cell office:value-type="float" office:value="1278.428" calcext:value-type="float">
            <text:p>1278.4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47" calcext:value-type="float">
            <text:p>4847</text:p>
          </table:table-cell>
          <table:table-cell office:value-type="float" office:value="1344.852" calcext:value-type="float">
            <text:p>1344.852</text:p>
          </table:table-cell>
          <table:table-cell office:value-type="float" office:value="1283.076" calcext:value-type="float">
            <text:p>1283.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76.563" calcext:value-type="float">
            <text:p>1276.5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43.174" calcext:value-type="float">
            <text:p>1343.174</text:p>
          </table:table-cell>
          <table:table-cell office:value-type="float" office:value="1283.1" calcext:value-type="float">
            <text:p>1283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847" calcext:value-type="float">
            <text:p>4847</text:p>
          </table:table-cell>
          <table:table-cell office:value-type="float" office:value="1340.069" calcext:value-type="float">
            <text:p>1340.069</text:p>
          </table:table-cell>
          <table:table-cell office:value-type="float" office:value="1278.372" calcext:value-type="float">
            <text:p>1278.3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38.938" calcext:value-type="float">
            <text:p>1338.938</text:p>
          </table:table-cell>
          <table:table-cell office:value-type="float" office:value="1271.047" calcext:value-type="float">
            <text:p>1271.0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7.342" calcext:value-type="float">
            <text:p>1337.342</text:p>
          </table:table-cell>
          <table:table-cell office:value-type="float" office:value="1277.034" calcext:value-type="float">
            <text:p>1277.0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47" calcext:value-type="float">
            <text:p>4847</text:p>
          </table:table-cell>
          <table:table-cell office:value-type="float" office:value="1336.479" calcext:value-type="float">
            <text:p>1336.479</text:p>
          </table:table-cell>
          <table:table-cell office:value-type="float" office:value="1281.61" calcext:value-type="float">
            <text:p>1281.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4.506" calcext:value-type="float">
            <text:p>1334.506</text:p>
          </table:table-cell>
          <table:table-cell office:value-type="float" office:value="1277.204" calcext:value-type="float">
            <text:p>1277.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47" calcext:value-type="float">
            <text:p>4847</text:p>
          </table:table-cell>
          <table:table-cell office:value-type="float" office:value="1334.167" calcext:value-type="float">
            <text:p>1334.167</text:p>
          </table:table-cell>
          <table:table-cell office:value-type="float" office:value="1286.916" calcext:value-type="float">
            <text:p>1286.916</text:p>
          </table:table-cell>
          <table:table-cell office:value-type="float" office:value="0" calcext:value-type="float">
            <text:p>0</text:p>
          </table:table-cell>
          <table:table-cell table:style-name="ce1" table:formula="of:=COUNTIF([.E2:.E97]; &quot;=1&quot;)"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table:formula="of:=AVERAGE([.B2:.B97])" office:value-type="float" office:value="4847.06875" calcext:value-type="float">
            <text:p>4847.06875</text:p>
          </table:table-cell>
        </table:table-row>
      </table:table>
      <table:table table:name="run7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7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39.2" calcext:value-type="float">
            <text:p>4839.2</text:p>
          </table:table-cell>
          <table:table-cell office:value-type="float" office:value="1333.95" calcext:value-type="float">
            <text:p>1333.95</text:p>
          </table:table-cell>
          <table:table-cell office:value-type="float" office:value="1277.23" calcext:value-type="float">
            <text:p>1277.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2.094" calcext:value-type="float">
            <text:p>1332.094</text:p>
          </table:table-cell>
          <table:table-cell office:value-type="float" office:value="1274.689" calcext:value-type="float">
            <text:p>1274.6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0.199" calcext:value-type="float">
            <text:p>1330.199</text:p>
          </table:table-cell>
          <table:table-cell office:value-type="float" office:value="1274.958" calcext:value-type="float">
            <text:p>1274.9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8.925" calcext:value-type="float">
            <text:p>1328.925</text:p>
          </table:table-cell>
          <table:table-cell office:value-type="float" office:value="1275.213" calcext:value-type="float">
            <text:p>1275.2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8.749" calcext:value-type="float">
            <text:p>1328.749</text:p>
          </table:table-cell>
          <table:table-cell office:value-type="float" office:value="1278.339" calcext:value-type="float">
            <text:p>1278.3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5.801" calcext:value-type="float">
            <text:p>1325.801</text:p>
          </table:table-cell>
          <table:table-cell office:value-type="float" office:value="1278.71" calcext:value-type="float">
            <text:p>1278.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6.356" calcext:value-type="float">
            <text:p>1326.35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5.657" calcext:value-type="float">
            <text:p>1325.657</text:p>
          </table:table-cell>
          <table:table-cell office:value-type="float" office:value="1275.041" calcext:value-type="float">
            <text:p>1275.0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4.263" calcext:value-type="float">
            <text:p>1324.263</text:p>
          </table:table-cell>
          <table:table-cell office:value-type="float" office:value="1276.954" calcext:value-type="float">
            <text:p>1276.9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1.558" calcext:value-type="float">
            <text:p>1321.558</text:p>
          </table:table-cell>
          <table:table-cell office:value-type="float" office:value="1275.902" calcext:value-type="float">
            <text:p>1275.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22.831" calcext:value-type="float">
            <text:p>1322.831</text:p>
          </table:table-cell>
          <table:table-cell office:value-type="float" office:value="1274.2" calcext:value-type="float">
            <text:p>1274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2.419" calcext:value-type="float">
            <text:p>1322.419</text:p>
          </table:table-cell>
          <table:table-cell office:value-type="float" office:value="1275.999" calcext:value-type="float">
            <text:p>1275.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0.097" calcext:value-type="float">
            <text:p>1320.097</text:p>
          </table:table-cell>
          <table:table-cell office:value-type="float" office:value="1282.735" calcext:value-type="float">
            <text:p>1282.7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39" calcext:value-type="float">
            <text:p>4839</text:p>
          </table:table-cell>
          <table:table-cell office:value-type="float" office:value="1320.598" calcext:value-type="float">
            <text:p>1320.598</text:p>
          </table:table-cell>
          <table:table-cell office:value-type="float" office:value="1276.354" calcext:value-type="float">
            <text:p>1276.3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38.5" calcext:value-type="float">
            <text:p>4838.5</text:p>
          </table:table-cell>
          <table:table-cell office:value-type="float" office:value="1317.851" calcext:value-type="float">
            <text:p>1317.851</text:p>
          </table:table-cell>
          <table:table-cell office:value-type="float" office:value="1272.821" calcext:value-type="float">
            <text:p>1272.8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7.781" calcext:value-type="float">
            <text:p>1317.781</text:p>
          </table:table-cell>
          <table:table-cell office:value-type="float" office:value="1272.531" calcext:value-type="float">
            <text:p>1272.5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17.454" calcext:value-type="float">
            <text:p>1317.454</text:p>
          </table:table-cell>
          <table:table-cell office:value-type="float" office:value="1274.344" calcext:value-type="float">
            <text:p>1274.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317.885" calcext:value-type="float">
            <text:p>1317.885</text:p>
          </table:table-cell>
          <table:table-cell office:value-type="float" office:value="1273.954" calcext:value-type="float">
            <text:p>1273.9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839" calcext:value-type="float">
            <text:p>4839</text:p>
          </table:table-cell>
          <table:table-cell office:value-type="float" office:value="1315.451" calcext:value-type="float">
            <text:p>1315.451</text:p>
          </table:table-cell>
          <table:table-cell office:value-type="float" office:value="1274.546" calcext:value-type="float">
            <text:p>1274.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3.855" calcext:value-type="float">
            <text:p>1313.855</text:p>
          </table:table-cell>
          <table:table-cell office:value-type="float" office:value="1274.113" calcext:value-type="float">
            <text:p>1274.1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2.79" calcext:value-type="float">
            <text:p>1312.79</text:p>
          </table:table-cell>
          <table:table-cell office:value-type="float" office:value="1271.745" calcext:value-type="float">
            <text:p>1271.7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1.923" calcext:value-type="float">
            <text:p>1311.923</text:p>
          </table:table-cell>
          <table:table-cell office:value-type="float" office:value="1280.698" calcext:value-type="float">
            <text:p>1280.6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4.005" calcext:value-type="float">
            <text:p>1314.005</text:p>
          </table:table-cell>
          <table:table-cell office:value-type="float" office:value="1268.322" calcext:value-type="float">
            <text:p>1268.3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08.988" calcext:value-type="float">
            <text:p>1308.988</text:p>
          </table:table-cell>
          <table:table-cell office:value-type="float" office:value="1276.996" calcext:value-type="float">
            <text:p>1276.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8.643" calcext:value-type="float">
            <text:p>1308.643</text:p>
          </table:table-cell>
          <table:table-cell office:value-type="float" office:value="1273.008" calcext:value-type="float">
            <text:p>1273.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7.896" calcext:value-type="float">
            <text:p>1307.89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09.833" calcext:value-type="float">
            <text:p>1309.833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6.095" calcext:value-type="float">
            <text:p>1306.095</text:p>
          </table:table-cell>
          <table:table-cell office:value-type="float" office:value="1275.894" calcext:value-type="float">
            <text:p>1275.8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6.575" calcext:value-type="float">
            <text:p>1306.575</text:p>
          </table:table-cell>
          <table:table-cell office:value-type="float" office:value="1270.934" calcext:value-type="float">
            <text:p>1270.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839" calcext:value-type="float">
            <text:p>4839</text:p>
          </table:table-cell>
          <table:table-cell office:value-type="float" office:value="1306.147" calcext:value-type="float">
            <text:p>1306.147</text:p>
          </table:table-cell>
          <table:table-cell office:value-type="float" office:value="1272.7" calcext:value-type="float">
            <text:p>1272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4.921" calcext:value-type="float">
            <text:p>1304.921</text:p>
          </table:table-cell>
          <table:table-cell office:value-type="float" office:value="1276.128" calcext:value-type="float">
            <text:p>1276.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2.257" calcext:value-type="float">
            <text:p>1302.257</text:p>
          </table:table-cell>
          <table:table-cell office:value-type="float" office:value="1274.475" calcext:value-type="float">
            <text:p>1274.4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271.852" calcext:value-type="float">
            <text:p>1271.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646" calcext:value-type="float">
            <text:p>1300.646</text:p>
          </table:table-cell>
          <table:table-cell office:value-type="float" office:value="1273.37" calcext:value-type="float">
            <text:p>1273.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3.351" calcext:value-type="float">
            <text:p>1303.351</text:p>
          </table:table-cell>
          <table:table-cell office:value-type="float" office:value="1273.457" calcext:value-type="float">
            <text:p>1273.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9.806" calcext:value-type="float">
            <text:p>1299.806</text:p>
          </table:table-cell>
          <table:table-cell office:value-type="float" office:value="1277.086" calcext:value-type="float">
            <text:p>1277.0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982" calcext:value-type="float">
            <text:p>1299.982</text:p>
          </table:table-cell>
          <table:table-cell office:value-type="float" office:value="1273.628" calcext:value-type="float">
            <text:p>1273.6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223" calcext:value-type="float">
            <text:p>1300.223</text:p>
          </table:table-cell>
          <table:table-cell office:value-type="float" office:value="1270.579" calcext:value-type="float">
            <text:p>1270.5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315" calcext:value-type="float">
            <text:p>1299.315</text:p>
          </table:table-cell>
          <table:table-cell office:value-type="float" office:value="1277.981" calcext:value-type="float">
            <text:p>1277.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1271.329" calcext:value-type="float">
            <text:p>1271.3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7.906" calcext:value-type="float">
            <text:p>1297.906</text:p>
          </table:table-cell>
          <table:table-cell office:value-type="float" office:value="1268.251" calcext:value-type="float">
            <text:p>1268.2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7.479" calcext:value-type="float">
            <text:p>1297.479</text:p>
          </table:table-cell>
          <table:table-cell office:value-type="float" office:value="1268.073" calcext:value-type="float">
            <text:p>1268.0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6.983" calcext:value-type="float">
            <text:p>1296.983</text:p>
          </table:table-cell>
          <table:table-cell office:value-type="float" office:value="1274.984" calcext:value-type="float">
            <text:p>1274.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94.549" calcext:value-type="float">
            <text:p>1294.549</text:p>
          </table:table-cell>
          <table:table-cell office:value-type="float" office:value="1278.662" calcext:value-type="float">
            <text:p>1278.6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5.162" calcext:value-type="float">
            <text:p>1295.162</text:p>
          </table:table-cell>
          <table:table-cell office:value-type="float" office:value="1270.531" calcext:value-type="float">
            <text:p>1270.5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4.664" calcext:value-type="float">
            <text:p>1294.664</text:p>
          </table:table-cell>
          <table:table-cell office:value-type="float" office:value="1274.323" calcext:value-type="float">
            <text:p>1274.3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2.743" calcext:value-type="float">
            <text:p>1292.743</text:p>
          </table:table-cell>
          <table:table-cell office:value-type="float" office:value="1275.389" calcext:value-type="float">
            <text:p>1275.3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92.752" calcext:value-type="float">
            <text:p>1292.752</text:p>
          </table:table-cell>
          <table:table-cell office:value-type="float" office:value="1274.939" calcext:value-type="float">
            <text:p>1274.9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48" calcext:value-type="float">
            <text:p>4848</text:p>
          </table:table-cell>
          <table:table-cell office:value-type="float" office:value="1292.225" calcext:value-type="float">
            <text:p>1292.225</text:p>
          </table:table-cell>
          <table:table-cell office:value-type="float" office:value="1266.504" calcext:value-type="float">
            <text:p>1266.5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0.988" calcext:value-type="float">
            <text:p>1290.988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9.569" calcext:value-type="float">
            <text:p>1289.569</text:p>
          </table:table-cell>
          <table:table-cell office:value-type="float" office:value="1266.771" calcext:value-type="float">
            <text:p>1266.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9.424" calcext:value-type="float">
            <text:p>1289.424</text:p>
          </table:table-cell>
          <table:table-cell office:value-type="float" office:value="1276.576" calcext:value-type="float">
            <text:p>1276.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9.92" calcext:value-type="float">
            <text:p>1289.92</text:p>
          </table:table-cell>
          <table:table-cell office:value-type="float" office:value="1272.866" calcext:value-type="float">
            <text:p>1272.8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8.207" calcext:value-type="float">
            <text:p>1288.207</text:p>
          </table:table-cell>
          <table:table-cell office:value-type="float" office:value="1274.341" calcext:value-type="float">
            <text:p>1274.3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8.062" calcext:value-type="float">
            <text:p>1288.062</text:p>
          </table:table-cell>
          <table:table-cell office:value-type="float" office:value="1273.761" calcext:value-type="float">
            <text:p>1273.7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848" calcext:value-type="float">
            <text:p>4848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71.443" calcext:value-type="float">
            <text:p>1271.4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86.545" calcext:value-type="float">
            <text:p>1286.545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154" calcext:value-type="float">
            <text:p>1284.154</text:p>
          </table:table-cell>
          <table:table-cell office:value-type="float" office:value="1268.528" calcext:value-type="float">
            <text:p>1268.5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661" calcext:value-type="float">
            <text:p>1284.661</text:p>
          </table:table-cell>
          <table:table-cell office:value-type="float" office:value="1272.699" calcext:value-type="float">
            <text:p>1272.6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5.121" calcext:value-type="float">
            <text:p>1285.121</text:p>
          </table:table-cell>
          <table:table-cell office:value-type="float" office:value="1272.179" calcext:value-type="float">
            <text:p>1272.1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436" calcext:value-type="float">
            <text:p>1283.436</text:p>
          </table:table-cell>
          <table:table-cell office:value-type="float" office:value="1276.271" calcext:value-type="float">
            <text:p>1276.2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848" calcext:value-type="float">
            <text:p>1283.848</text:p>
          </table:table-cell>
          <table:table-cell office:value-type="float" office:value="1271.671" calcext:value-type="float">
            <text:p>1271.6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2.363" calcext:value-type="float">
            <text:p>1282.363</text:p>
          </table:table-cell>
          <table:table-cell office:value-type="float" office:value="1272.941" calcext:value-type="float">
            <text:p>1272.9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3.025" calcext:value-type="float">
            <text:p>1283.025</text:p>
          </table:table-cell>
          <table:table-cell office:value-type="float" office:value="1267.49" calcext:value-type="float">
            <text:p>1267.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1.245" calcext:value-type="float">
            <text:p>1281.245</text:p>
          </table:table-cell>
          <table:table-cell office:value-type="float" office:value="1273.389" calcext:value-type="float">
            <text:p>1273.3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848" calcext:value-type="float">
            <text:p>4848</text:p>
          </table:table-cell>
          <table:table-cell office:value-type="float" office:value="1280.158" calcext:value-type="float">
            <text:p>1280.158</text:p>
          </table:table-cell>
          <table:table-cell office:value-type="float" office:value="1268.045" calcext:value-type="float">
            <text:p>1268.0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325" calcext:value-type="float">
            <text:p>1280.325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9.446" calcext:value-type="float">
            <text:p>1279.446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194" calcext:value-type="float">
            <text:p>1280.194</text:p>
          </table:table-cell>
          <table:table-cell office:value-type="float" office:value="1269.727" calcext:value-type="float">
            <text:p>1269.7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8.489" calcext:value-type="float">
            <text:p>1278.489</text:p>
          </table:table-cell>
          <table:table-cell office:value-type="float" office:value="1269.871" calcext:value-type="float">
            <text:p>1269.8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986" calcext:value-type="float">
            <text:p>1277.986</text:p>
          </table:table-cell>
          <table:table-cell office:value-type="float" office:value="1266.677" calcext:value-type="float">
            <text:p>1266.6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7.722" calcext:value-type="float">
            <text:p>1277.722</text:p>
          </table:table-cell>
          <table:table-cell office:value-type="float" office:value="1267.784" calcext:value-type="float">
            <text:p>1267.7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829" calcext:value-type="float">
            <text:p>1277.829</text:p>
          </table:table-cell>
          <table:table-cell office:value-type="float" office:value="1265.939" calcext:value-type="float">
            <text:p>1265.9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6.752" calcext:value-type="float">
            <text:p>1276.752</text:p>
          </table:table-cell>
          <table:table-cell office:value-type="float" office:value="1271.215" calcext:value-type="float">
            <text:p>1271.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6.748" calcext:value-type="float">
            <text:p>1276.748</text:p>
          </table:table-cell>
          <table:table-cell office:value-type="float" office:value="1272.73" calcext:value-type="float">
            <text:p>1272.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6.345" calcext:value-type="float">
            <text:p>1276.345</text:p>
          </table:table-cell>
          <table:table-cell office:value-type="float" office:value="1274.225" calcext:value-type="float">
            <text:p>1274.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6.96" calcext:value-type="float">
            <text:p>1276.96</text:p>
          </table:table-cell>
          <table:table-cell office:value-type="float" office:value="1274.091" calcext:value-type="float">
            <text:p>1274.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3.756" calcext:value-type="float">
            <text:p>1273.756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4.311" calcext:value-type="float">
            <text:p>1274.311</text:p>
          </table:table-cell>
          <table:table-cell office:value-type="float" office:value="1267.575" calcext:value-type="float">
            <text:p>1267.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3.272" calcext:value-type="float">
            <text:p>1273.272</text:p>
          </table:table-cell>
          <table:table-cell office:value-type="float" office:value="1269.265" calcext:value-type="float">
            <text:p>1269.2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884" calcext:value-type="float">
            <text:p>1271.884</text:p>
          </table:table-cell>
          <table:table-cell office:value-type="float" office:value="1265.848" calcext:value-type="float">
            <text:p>1265.8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661" calcext:value-type="float">
            <text:p>1271.661</text:p>
          </table:table-cell>
          <table:table-cell office:value-type="float" office:value="1262.809" calcext:value-type="float">
            <text:p>1262.8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634" calcext:value-type="float">
            <text:p>1271.634</text:p>
          </table:table-cell>
          <table:table-cell office:value-type="float" office:value="1273.105" calcext:value-type="float">
            <text:p>1273.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1267.971" calcext:value-type="float">
            <text:p>1267.9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947" calcext:value-type="float">
            <text:p>1271.947</text:p>
          </table:table-cell>
          <table:table-cell office:value-type="float" office:value="1270.609" calcext:value-type="float">
            <text:p>1270.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0.665" calcext:value-type="float">
            <text:p>1270.665</text:p>
          </table:table-cell>
          <table:table-cell office:value-type="float" office:value="1273.621" calcext:value-type="float">
            <text:p>1273.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2.724" calcext:value-type="float">
            <text:p>1272.724</text:p>
          </table:table-cell>
          <table:table-cell office:value-type="float" office:value="1266.904" calcext:value-type="float">
            <text:p>1266.9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046" calcext:value-type="float">
            <text:p>1269.046</text:p>
          </table:table-cell>
          <table:table-cell office:value-type="float" office:value="1269.462" calcext:value-type="float">
            <text:p>1269.4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1.309" calcext:value-type="float">
            <text:p>1271.309</text:p>
          </table:table-cell>
          <table:table-cell office:value-type="float" office:value="1266.392" calcext:value-type="float">
            <text:p>1266.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119" calcext:value-type="float">
            <text:p>1269.119</text:p>
          </table:table-cell>
          <table:table-cell office:value-type="float" office:value="1271.218" calcext:value-type="float">
            <text:p>1271.2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742" calcext:value-type="float">
            <text:p>1270.742</text:p>
          </table:table-cell>
          <table:table-cell office:value-type="float" office:value="1269.725" calcext:value-type="float">
            <text:p>1269.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902" calcext:value-type="float">
            <text:p>1268.902</text:p>
          </table:table-cell>
          <table:table-cell office:value-type="float" office:value="1268.562" calcext:value-type="float">
            <text:p>1268.5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346" calcext:value-type="float">
            <text:p>1270.346</text:p>
          </table:table-cell>
          <table:table-cell office:value-type="float" office:value="1270.769" calcext:value-type="float">
            <text:p>1270.7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8.343" calcext:value-type="float">
            <text:p>1268.343</text:p>
          </table:table-cell>
          <table:table-cell office:value-type="float" office:value="1271.685" calcext:value-type="float">
            <text:p>1271.6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7.749" calcext:value-type="float">
            <text:p>1267.749</text:p>
          </table:table-cell>
          <table:table-cell office:value-type="float" office:value="1272.695" calcext:value-type="float">
            <text:p>1272.6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657" calcext:value-type="float">
            <text:p>1268.657</text:p>
          </table:table-cell>
          <table:table-cell office:value-type="float" office:value="1272.842" calcext:value-type="float">
            <text:p>1272.8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7.345" calcext:value-type="float">
            <text:p>1267.345</text:p>
          </table:table-cell>
          <table:table-cell office:value-type="float" office:value="1271.195" calcext:value-type="float">
            <text:p>1271.1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778" calcext:value-type="float">
            <text:p>1266.778</text:p>
          </table:table-cell>
          <table:table-cell office:value-type="float" office:value="1273.928" calcext:value-type="float">
            <text:p>1273.9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7.229" calcext:value-type="float">
            <text:p>1267.229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48" calcext:value-type="float">
            <text:p>4848</text:p>
          </table:table-cell>
          <table:table-cell office:value-type="float" office:value="1267.997" calcext:value-type="float">
            <text:p>1267.997</text:p>
          </table:table-cell>
          <table:table-cell office:value-type="float" office:value="1270.139" calcext:value-type="float">
            <text:p>1270.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5.062" calcext:value-type="float">
            <text:p>1265.062</text:p>
          </table:table-cell>
          <table:table-cell office:value-type="float" office:value="1269.266" calcext:value-type="float">
            <text:p>1269.2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368" calcext:value-type="float">
            <text:p>1266.368</text:p>
          </table:table-cell>
          <table:table-cell office:value-type="float" office:value="1271.777" calcext:value-type="float">
            <text:p>1271.7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4.865" calcext:value-type="float">
            <text:p>1264.865</text:p>
          </table:table-cell>
          <table:table-cell office:value-type="float" office:value="1269.758" calcext:value-type="float">
            <text:p>1269.7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2.662" calcext:value-type="float">
            <text:p>1262.662</text:p>
          </table:table-cell>
          <table:table-cell office:value-type="float" office:value="1268.259" calcext:value-type="float">
            <text:p>1268.2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65.579" calcext:value-type="float">
            <text:p>1265.579</text:p>
          </table:table-cell>
          <table:table-cell office:value-type="float" office:value="1266.64" calcext:value-type="float">
            <text:p>1266.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3.303" calcext:value-type="float">
            <text:p>1263.303</text:p>
          </table:table-cell>
          <table:table-cell office:value-type="float" office:value="1269.77" calcext:value-type="float">
            <text:p>1269.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3.395" calcext:value-type="float">
            <text:p>1263.395</text:p>
          </table:table-cell>
          <table:table-cell office:value-type="float" office:value="1271.904" calcext:value-type="float">
            <text:p>1271.9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966" calcext:value-type="float">
            <text:p>1261.966</text:p>
          </table:table-cell>
          <table:table-cell office:value-type="float" office:value="1268.041" calcext:value-type="float">
            <text:p>1268.0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2.173" calcext:value-type="float">
            <text:p>1262.173</text:p>
          </table:table-cell>
          <table:table-cell office:value-type="float" office:value="1266.828" calcext:value-type="float">
            <text:p>1266.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2.188" calcext:value-type="float">
            <text:p>1262.188</text:p>
          </table:table-cell>
          <table:table-cell office:value-type="float" office:value="1278.991" calcext:value-type="float">
            <text:p>1278.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109" calcext:value-type="float">
            <text:p>1261.109</text:p>
          </table:table-cell>
          <table:table-cell office:value-type="float" office:value="1267.108" calcext:value-type="float">
            <text:p>1267.1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1.091" calcext:value-type="float">
            <text:p>1261.091</text:p>
          </table:table-cell>
          <table:table-cell office:value-type="float" office:value="1271.774" calcext:value-type="float">
            <text:p>1271.774</text:p>
          </table:table-cell>
          <table:table-cell office:value-type="float" office:value="0" calcext:value-type="float">
            <text:p>0</text:p>
          </table:table-cell>
          <table:table-cell table:formula="of:=COUNTIF([.E2:.E116]; &quot;= 1&quot;)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formula="of:=AVERAGE([.B2:.B116])" office:value-type="float" office:value="4845.11913043478" calcext:value-type="float">
            <text:p>4845.1191304348</text:p>
          </table:table-cell>
        </table:table-row>
      </table:table>
      <table:table table:name="run8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8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47.578" calcext:value-type="float">
            <text:p>1247.578</text:p>
          </table:table-cell>
          <table:table-cell office:value-type="float" office:value="1257.6" calcext:value-type="float">
            <text:p>1257.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838" calcext:value-type="float">
            <text:p>4838</text:p>
          </table:table-cell>
          <table:table-cell office:value-type="float" office:value="1234.652" calcext:value-type="float">
            <text:p>1234.652</text:p>
          </table:table-cell>
          <table:table-cell office:value-type="float" office:value="1258.275" calcext:value-type="float">
            <text:p>1258.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3.029" calcext:value-type="float">
            <text:p>1233.029</text:p>
          </table:table-cell>
          <table:table-cell office:value-type="float" office:value="1257.414" calcext:value-type="float">
            <text:p>1257.4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807" calcext:value-type="float">
            <text:p>1231.807</text:p>
          </table:table-cell>
          <table:table-cell office:value-type="float" office:value="1259.166" calcext:value-type="float">
            <text:p>1259.1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375" calcext:value-type="float">
            <text:p>1231.375</text:p>
          </table:table-cell>
          <table:table-cell office:value-type="float" office:value="1257.627" calcext:value-type="float">
            <text:p>1257.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1.186" calcext:value-type="float">
            <text:p>1231.186</text:p>
          </table:table-cell>
          <table:table-cell office:value-type="float" office:value="1260.146" calcext:value-type="float">
            <text:p>1260.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03" calcext:value-type="float">
            <text:p>1230.803</text:p>
          </table:table-cell>
          <table:table-cell office:value-type="float" office:value="1259.058" calcext:value-type="float">
            <text:p>1259.0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595" calcext:value-type="float">
            <text:p>1230.595</text:p>
          </table:table-cell>
          <table:table-cell office:value-type="float" office:value="1259.41" calcext:value-type="float">
            <text:p>1259.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959" calcext:value-type="float">
            <text:p>1229.959</text:p>
          </table:table-cell>
          <table:table-cell office:value-type="float" office:value="1259.156" calcext:value-type="float">
            <text:p>1259.1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204" calcext:value-type="float">
            <text:p>1230.204</text:p>
          </table:table-cell>
          <table:table-cell office:value-type="float" office:value="1261.344" calcext:value-type="float">
            <text:p>1261.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144" calcext:value-type="float">
            <text:p>1230.144</text:p>
          </table:table-cell>
          <table:table-cell office:value-type="float" office:value="1261.272" calcext:value-type="float">
            <text:p>1261.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542" calcext:value-type="float">
            <text:p>1229.542</text:p>
          </table:table-cell>
          <table:table-cell office:value-type="float" office:value="1260.845" calcext:value-type="float">
            <text:p>1260.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444" calcext:value-type="float">
            <text:p>1229.444</text:p>
          </table:table-cell>
          <table:table-cell office:value-type="float" office:value="1260.589" calcext:value-type="float">
            <text:p>1260.5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639" calcext:value-type="float">
            <text:p>1229.639</text:p>
          </table:table-cell>
          <table:table-cell office:value-type="float" office:value="1261.786" calcext:value-type="float">
            <text:p>1261.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9.064" calcext:value-type="float">
            <text:p>1229.064</text:p>
          </table:table-cell>
          <table:table-cell office:value-type="float" office:value="1259.902" calcext:value-type="float">
            <text:p>1259.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372" calcext:value-type="float">
            <text:p>1229.372</text:p>
          </table:table-cell>
          <table:table-cell office:value-type="float" office:value="1260.195" calcext:value-type="float">
            <text:p>1260.1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67" calcext:value-type="float">
            <text:p>1228.967</text:p>
          </table:table-cell>
          <table:table-cell office:value-type="float" office:value="1261.472" calcext:value-type="float">
            <text:p>1261.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902" calcext:value-type="float">
            <text:p>1228.902</text:p>
          </table:table-cell>
          <table:table-cell office:value-type="float" office:value="1261.322" calcext:value-type="float">
            <text:p>1261.3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59.991" calcext:value-type="float">
            <text:p>1259.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8.84" calcext:value-type="float">
            <text:p>1228.84</text:p>
          </table:table-cell>
          <table:table-cell office:value-type="float" office:value="1261.771" calcext:value-type="float">
            <text:p>1261.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626" calcext:value-type="float">
            <text:p>1228.626</text:p>
          </table:table-cell>
          <table:table-cell office:value-type="float" office:value="1261.779" calcext:value-type="float">
            <text:p>1261.7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529" calcext:value-type="float">
            <text:p>1228.529</text:p>
          </table:table-cell>
          <table:table-cell office:value-type="float" office:value="1260.768" calcext:value-type="float">
            <text:p>1260.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1.284" calcext:value-type="float">
            <text:p>1261.2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2.655" calcext:value-type="float">
            <text:p>1262.6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142" calcext:value-type="float">
            <text:p>1228.142</text:p>
          </table:table-cell>
          <table:table-cell office:value-type="float" office:value="1264.373" calcext:value-type="float">
            <text:p>1264.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018" calcext:value-type="float">
            <text:p>1228.018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953" calcext:value-type="float">
            <text:p>1227.953</text:p>
          </table:table-cell>
          <table:table-cell office:value-type="float" office:value="1262.492" calcext:value-type="float">
            <text:p>1262.4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48" calcext:value-type="float">
            <text:p>1227.948</text:p>
          </table:table-cell>
          <table:table-cell office:value-type="float" office:value="1262.126" calcext:value-type="float">
            <text:p>1262.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971" calcext:value-type="float">
            <text:p>1227.971</text:p>
          </table:table-cell>
          <table:table-cell office:value-type="float" office:value="1261.199" calcext:value-type="float">
            <text:p>1261.1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583" calcext:value-type="float">
            <text:p>1227.583</text:p>
          </table:table-cell>
          <table:table-cell office:value-type="float" office:value="1261.354" calcext:value-type="float">
            <text:p>1261.3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467" calcext:value-type="float">
            <text:p>1227.467</text:p>
          </table:table-cell>
          <table:table-cell office:value-type="float" office:value="1260.257" calcext:value-type="float">
            <text:p>1260.257</text:p>
          </table:table-cell>
          <table:table-cell office:value-type="float" office:value="0" calcext:value-type="float">
            <text:p>0</text:p>
          </table:table-cell>
          <table:table-cell table:formula="of:=COUNTIF([.E2:.E31];&quot;=1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4"/>
          <table:table-cell table:formula="of:=AVERAGE([.B2:.B32])" office:value-type="float" office:value="4838.33870967742" calcext:value-type="float">
            <text:p>4838.3387096774</text:p>
          </table:table-cell>
        </table:table-row>
      </table:table>
      <table:table table:name="run9" table:style-name="ta1"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9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4.693" calcext:value-type="float">
            <text:p>1224.693</text:p>
          </table:table-cell>
          <table:table-cell office:value-type="float" office:value="1261.36" calcext:value-type="float">
            <text:p>1261.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4.789" calcext:value-type="float">
            <text:p>1224.789</text:p>
          </table:table-cell>
          <table:table-cell office:value-type="float" office:value="1261.139" calcext:value-type="float">
            <text:p>1261.1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37.8" calcext:value-type="float">
            <text:p>4837.8</text:p>
          </table:table-cell>
          <table:table-cell office:value-type="float" office:value="1224.784" calcext:value-type="float">
            <text:p>1224.784</text:p>
          </table:table-cell>
          <table:table-cell office:value-type="float" office:value="1260.896" calcext:value-type="float">
            <text:p>1260.8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778" calcext:value-type="float">
            <text:p>1224.778</text:p>
          </table:table-cell>
          <table:table-cell office:value-type="float" office:value="1261.145" calcext:value-type="float">
            <text:p>1261.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52" calcext:value-type="float">
            <text:p>1224.652</text:p>
          </table:table-cell>
          <table:table-cell office:value-type="float" office:value="1261.026" calcext:value-type="float">
            <text:p>1261.0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15" calcext:value-type="float">
            <text:p>1224.615</text:p>
          </table:table-cell>
          <table:table-cell office:value-type="float" office:value="1261.204" calcext:value-type="float">
            <text:p>1261.2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07" calcext:value-type="float">
            <text:p>1224.507</text:p>
          </table:table-cell>
          <table:table-cell office:value-type="float" office:value="1260.967" calcext:value-type="float">
            <text:p>1260.9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16" calcext:value-type="float">
            <text:p>1224.616</text:p>
          </table:table-cell>
          <table:table-cell office:value-type="float" office:value="1260.891" calcext:value-type="float">
            <text:p>1260.8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575" calcext:value-type="float">
            <text:p>1224.575</text:p>
          </table:table-cell>
          <table:table-cell office:value-type="float" office:value="1261.408" calcext:value-type="float">
            <text:p>1261.4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4.655" calcext:value-type="float">
            <text:p>1224.655</text:p>
          </table:table-cell>
          <table:table-cell office:value-type="float" office:value="1260.711" calcext:value-type="float">
            <text:p>1260.7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39" calcext:value-type="float">
            <text:p>1224.39</text:p>
          </table:table-cell>
          <table:table-cell office:value-type="float" office:value="1261.157" calcext:value-type="float">
            <text:p>1261.1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838" calcext:value-type="float">
            <text:p>4838</text:p>
          </table:table-cell>
          <table:table-cell office:value-type="float" office:value="1224.359" calcext:value-type="float">
            <text:p>1224.359</text:p>
          </table:table-cell>
          <table:table-cell office:value-type="float" office:value="1261.069" calcext:value-type="float">
            <text:p>1261.0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838" calcext:value-type="float">
            <text:p>4838</text:p>
          </table:table-cell>
          <table:table-cell office:value-type="float" office:value="1224.355" calcext:value-type="float">
            <text:p>1224.355</text:p>
          </table:table-cell>
          <table:table-cell office:value-type="float" office:value="1261.026" calcext:value-type="float">
            <text:p>1261.0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17" calcext:value-type="float">
            <text:p>1224.517</text:p>
          </table:table-cell>
          <table:table-cell office:value-type="float" office:value="1261.457" calcext:value-type="float">
            <text:p>1261.4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502" calcext:value-type="float">
            <text:p>1224.502</text:p>
          </table:table-cell>
          <table:table-cell office:value-type="float" office:value="1261.079" calcext:value-type="float">
            <text:p>1261.0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4.327" calcext:value-type="float">
            <text:p>1224.327</text:p>
          </table:table-cell>
          <table:table-cell office:value-type="float" office:value="1261.385" calcext:value-type="float">
            <text:p>1261.3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838" calcext:value-type="float">
            <text:p>4838</text:p>
          </table:table-cell>
          <table:table-cell office:value-type="float" office:value="1224.469" calcext:value-type="float">
            <text:p>1224.469</text:p>
          </table:table-cell>
          <table:table-cell office:value-type="float" office:value="1261.375" calcext:value-type="float">
            <text:p>1261.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06" calcext:value-type="float">
            <text:p>1224.506</text:p>
          </table:table-cell>
          <table:table-cell office:value-type="float" office:value="1261.476" calcext:value-type="float">
            <text:p>1261.4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838" calcext:value-type="float">
            <text:p>4838</text:p>
          </table:table-cell>
          <table:table-cell office:value-type="float" office:value="1224.286" calcext:value-type="float">
            <text:p>1224.286</text:p>
          </table:table-cell>
          <table:table-cell office:value-type="float" office:value="1261.143" calcext:value-type="float">
            <text:p>1261.1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385" calcext:value-type="float">
            <text:p>1224.385</text:p>
          </table:table-cell>
          <table:table-cell office:value-type="float" office:value="1261.539" calcext:value-type="float">
            <text:p>1261.5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88" calcext:value-type="float">
            <text:p>1224.388</text:p>
          </table:table-cell>
          <table:table-cell office:value-type="float" office:value="1261.42" calcext:value-type="float">
            <text:p>1261.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536" calcext:value-type="float">
            <text:p>1224.536</text:p>
          </table:table-cell>
          <table:table-cell office:value-type="float" office:value="1260.994" calcext:value-type="float">
            <text:p>1260.9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194" calcext:value-type="float">
            <text:p>1224.194</text:p>
          </table:table-cell>
          <table:table-cell office:value-type="float" office:value="1261.26" calcext:value-type="float">
            <text:p>1261.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69" calcext:value-type="float">
            <text:p>1224.369</text:p>
          </table:table-cell>
          <table:table-cell office:value-type="float" office:value="1261.068" calcext:value-type="float">
            <text:p>1261.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2" calcext:value-type="float">
            <text:p>1224.32</text:p>
          </table:table-cell>
          <table:table-cell office:value-type="float" office:value="1261.124" calcext:value-type="float">
            <text:p>1261.1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042" calcext:value-type="float">
            <text:p>1224.042</text:p>
          </table:table-cell>
          <table:table-cell office:value-type="float" office:value="1261.319" calcext:value-type="float">
            <text:p>1261.3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run10" table:style-name="ta1"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run10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838" calcext:value-type="float">
            <text:p>4838</text:p>
          </table:table-cell>
          <table:table-cell office:value-type="float" office:value="1248.699" calcext:value-type="float">
            <text:p>1248.699</text:p>
          </table:table-cell>
          <table:table-cell office:value-type="float" office:value="1258.399" calcext:value-type="float">
            <text:p>1258.3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5.058" calcext:value-type="float">
            <text:p>1235.058</text:p>
          </table:table-cell>
          <table:table-cell office:value-type="float" office:value="1257.547" calcext:value-type="float">
            <text:p>1257.5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3.12" calcext:value-type="float">
            <text:p>1233.12</text:p>
          </table:table-cell>
          <table:table-cell office:value-type="float" office:value="1258.065" calcext:value-type="float">
            <text:p>1258.0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38" calcext:value-type="float">
            <text:p>4838</text:p>
          </table:table-cell>
          <table:table-cell office:value-type="float" office:value="1232.38" calcext:value-type="float">
            <text:p>1232.38</text:p>
          </table:table-cell>
          <table:table-cell office:value-type="float" office:value="1259.073" calcext:value-type="float">
            <text:p>1259.0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2.074" calcext:value-type="float">
            <text:p>1232.074</text:p>
          </table:table-cell>
          <table:table-cell office:value-type="float" office:value="1258.164" calcext:value-type="float">
            <text:p>1258.1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1.939" calcext:value-type="float">
            <text:p>1231.939</text:p>
          </table:table-cell>
          <table:table-cell office:value-type="float" office:value="1260.09" calcext:value-type="float">
            <text:p>1260.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1.303" calcext:value-type="float">
            <text:p>1231.303</text:p>
          </table:table-cell>
          <table:table-cell office:value-type="float" office:value="1259.896" calcext:value-type="float">
            <text:p>1259.8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82" calcext:value-type="float">
            <text:p>1230.882</text:p>
          </table:table-cell>
          <table:table-cell office:value-type="float" office:value="1259.539" calcext:value-type="float">
            <text:p>1259.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0.797" calcext:value-type="float">
            <text:p>1230.797</text:p>
          </table:table-cell>
          <table:table-cell office:value-type="float" office:value="1260.794" calcext:value-type="float">
            <text:p>1260.7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839" calcext:value-type="float">
            <text:p>1230.839</text:p>
          </table:table-cell>
          <table:table-cell office:value-type="float" office:value="1259.918" calcext:value-type="float">
            <text:p>1259.9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439" calcext:value-type="float">
            <text:p>1230.439</text:p>
          </table:table-cell>
          <table:table-cell office:value-type="float" office:value="1260.631" calcext:value-type="float">
            <text:p>1260.6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38" calcext:value-type="float">
            <text:p>4838</text:p>
          </table:table-cell>
          <table:table-cell office:value-type="float" office:value="1230.16" calcext:value-type="float">
            <text:p>1230.16</text:p>
          </table:table-cell>
          <table:table-cell office:value-type="float" office:value="1260.597" calcext:value-type="float">
            <text:p>1260.5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115" calcext:value-type="float">
            <text:p>1230.115</text:p>
          </table:table-cell>
          <table:table-cell office:value-type="float" office:value="1261.521" calcext:value-type="float">
            <text:p>1261.5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9.735" calcext:value-type="float">
            <text:p>1229.735</text:p>
          </table:table-cell>
          <table:table-cell office:value-type="float" office:value="1261.889" calcext:value-type="float">
            <text:p>1261.8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0.12" calcext:value-type="float">
            <text:p>1230.12</text:p>
          </table:table-cell>
          <table:table-cell office:value-type="float" office:value="1260.004" calcext:value-type="float">
            <text:p>126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9.431" calcext:value-type="float">
            <text:p>1229.431</text:p>
          </table:table-cell>
          <table:table-cell office:value-type="float" office:value="1260.521" calcext:value-type="float">
            <text:p>1260.5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415" calcext:value-type="float">
            <text:p>1229.415</text:p>
          </table:table-cell>
          <table:table-cell office:value-type="float" office:value="1260.733" calcext:value-type="float">
            <text:p>126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587" calcext:value-type="float">
            <text:p>1229.587</text:p>
          </table:table-cell>
          <table:table-cell office:value-type="float" office:value="1260.454" calcext:value-type="float">
            <text:p>1260.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9.339" calcext:value-type="float">
            <text:p>1229.339</text:p>
          </table:table-cell>
          <table:table-cell office:value-type="float" office:value="1260.256" calcext:value-type="float">
            <text:p>1260.2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91" calcext:value-type="float">
            <text:p>1228.991</text:p>
          </table:table-cell>
          <table:table-cell office:value-type="float" office:value="1260.558" calcext:value-type="float">
            <text:p>1260.5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091" calcext:value-type="float">
            <text:p>1229.091</text:p>
          </table:table-cell>
          <table:table-cell office:value-type="float" office:value="1260.955" calcext:value-type="float">
            <text:p>1260.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38" calcext:value-type="float">
            <text:p>4838</text:p>
          </table:table-cell>
          <table:table-cell office:value-type="float" office:value="1228.863" calcext:value-type="float">
            <text:p>1228.863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38" calcext:value-type="float">
            <text:p>4838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62.248" calcext:value-type="float">
            <text:p>1262.2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018" calcext:value-type="float">
            <text:p>1229.018</text:p>
          </table:table-cell>
          <table:table-cell office:value-type="float" office:value="1262.412" calcext:value-type="float">
            <text:p>1262.4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96" calcext:value-type="float">
            <text:p>1228.596</text:p>
          </table:table-cell>
          <table:table-cell office:value-type="float" office:value="1263.639" calcext:value-type="float">
            <text:p>1263.6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62" calcext:value-type="float">
            <text:p>1228.62</text:p>
          </table:table-cell>
          <table:table-cell office:value-type="float" office:value="1262.845" calcext:value-type="float">
            <text:p>1262.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53" calcext:value-type="float">
            <text:p>1228.553</text:p>
          </table:table-cell>
          <table:table-cell office:value-type="float" office:value="1261.552" calcext:value-type="float">
            <text:p>1261.5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377" calcext:value-type="float">
            <text:p>1228.377</text:p>
          </table:table-cell>
          <table:table-cell office:value-type="float" office:value="1261.753" calcext:value-type="float">
            <text:p>1261.7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32" calcext:value-type="float">
            <text:p>1228.232</text:p>
          </table:table-cell>
          <table:table-cell office:value-type="float" office:value="1262.013" calcext:value-type="float">
            <text:p>1262.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7" calcext:value-type="float">
            <text:p>1227.97</text:p>
          </table:table-cell>
          <table:table-cell office:value-type="float" office:value="1262.96" calcext:value-type="float">
            <text:p>1262.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005" calcext:value-type="float">
            <text:p>1228.005</text:p>
          </table:table-cell>
          <table:table-cell office:value-type="float" office:value="1262.437" calcext:value-type="float">
            <text:p>1262.4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038" calcext:value-type="float">
            <text:p>1228.038</text:p>
          </table:table-cell>
          <table:table-cell office:value-type="float" office:value="1262.521" calcext:value-type="float">
            <text:p>1262.521</text:p>
          </table:table-cell>
          <table:table-cell office:value-type="float" office:value="0" calcext:value-type="float">
            <text:p>0</text:p>
          </table:table-cell>
          <table:table-cell table:formula="of:=COUNTIF([.E2:.E33];&quot;=1&quot;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formula="of:=AVERAGE([.B2:.B33])" office:value-type="float" office:value="4838.175" calcext:value-type="float">
            <text:p>4838.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0:23:47.023430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0:51:30.067050830</meta:creation-date>
    <meta:generator>LibreOffice/4.2.7.2$Linux_X86_64 LibreOffice_project/420m0$Build-2</meta:generator>
    <dc:date>2015-06-24T10:29:09.824017510</dc:date>
    <meta:editing-duration>PT19M46S</meta:editing-duration>
    <meta:editing-cycles>9</meta:editing-cycles>
    <meta:document-statistic meta:table-count="5" meta:cell-count="1535" meta:object-count="0"/>
  </office:meta>
</office:document-meta>
</file>